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2" style:family="paragraph" style:parent-style-name="Heading_20_5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font-name="Caladea" fo:font-size="15pt" fo:font-weight="normal" officeooo:rsid="0023aaf3" officeooo:paragraph-rsid="0023aaf3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23aaf3" officeooo:paragraph-rsid="0023aaf3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31ed98" officeooo:paragraph-rsid="0031ed98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31ed98" officeooo:paragraph-rsid="0095ccb0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48d901" officeooo:paragraph-rsid="0048d901" style:font-size-asian="15pt" style:font-weight-asian="bold" style:font-size-complex="15pt" style:font-weight-complex="bold"/>
    </style:style>
    <style:style style:name="P8" style:family="paragraph" style:parent-style-name="Standard" style:list-style-name="L1">
      <style:text-properties style:font-name="Caladea" fo:font-size="15pt" style:text-underline-style="solid" style:text-underline-width="auto" style:text-underline-color="font-color" fo:font-weight="bold" officeooo:rsid="0048d901" officeooo:paragraph-rsid="00a70b23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adea" fo:font-size="15pt" style:text-underline-style="solid" style:text-underline-width="auto" style:text-underline-color="font-color" fo:font-weight="bold" officeooo:rsid="0048d901" officeooo:paragraph-rsid="004faebf" style:font-size-asian="15pt" style:font-weight-asian="bold" style:font-size-complex="15pt" style:font-weight-complex="bold"/>
    </style:style>
    <style:style style:name="P10" style:family="paragraph" style:parent-style-name="Standard" style:list-style-name="L2">
      <style:text-properties style:font-name="Caladea" fo:font-size="15pt" style:text-underline-style="solid" style:text-underline-width="auto" style:text-underline-color="font-color" fo:font-weight="bold" officeooo:rsid="0051589c" officeooo:paragraph-rsid="0051589c" style:font-size-asian="15pt" style:font-weight-asian="bold" style:font-size-complex="15pt" style:font-weight-complex="bold"/>
    </style:style>
    <style:style style:name="P11" style:family="paragraph" style:parent-style-name="Standard" style:list-style-name="L2">
      <style:text-properties style:font-name="Caladea" fo:font-size="15pt" style:text-underline-style="solid" style:text-underline-width="auto" style:text-underline-color="font-color" fo:font-weight="bold" officeooo:rsid="00547c44" officeooo:paragraph-rsid="00547c44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Caladea" fo:font-size="15pt" style:text-underline-style="solid" style:text-underline-width="auto" style:text-underline-color="font-color" fo:font-weight="bold" officeooo:rsid="006edd0a" officeooo:paragraph-rsid="006edd0a" style:font-size-asian="15pt" style:font-weight-asian="bold" style:font-size-complex="15pt" style:font-weight-complex="bold"/>
    </style:style>
    <style:style style:name="P13" style:family="paragraph" style:parent-style-name="Standard" style:list-style-name="L1">
      <style:text-properties style:font-name="Caladea" fo:font-size="15pt" style:text-underline-style="solid" style:text-underline-width="auto" style:text-underline-color="font-color" fo:font-weight="bold" officeooo:rsid="00a49e1f" officeooo:paragraph-rsid="00a49e1f" style:font-size-asian="15pt" style:font-weight-asian="bold" style:font-size-complex="15pt" style:font-weight-complex="bold"/>
    </style:style>
    <style:style style:name="P14" style:family="paragraph" style:parent-style-name="Standard" style:list-style-name="L2">
      <style:text-properties style:font-name="Caladea" fo:font-size="15pt" style:text-underline-style="solid" style:text-underline-width="auto" style:text-underline-color="font-color" fo:font-weight="bold" officeooo:rsid="00a928af" officeooo:paragraph-rsid="00a928af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5106b1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5106b1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a49e1f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officeooo:rsid="004faebf" officeooo:paragraph-rsid="00a70b23" style:font-size-asian="16pt" style:font-style-asian="italic" style:font-size-complex="16pt" style:font-style-complex="italic"/>
    </style:style>
    <style:style style:name="P19" style:family="paragraph" style:parent-style-name="Standard">
      <style:text-properties fo:font-size="16pt" fo:font-style="italic" style:text-underline-style="solid" style:text-underline-width="auto" style:text-underline-color="font-color" officeooo:rsid="004faebf" officeooo:paragraph-rsid="00a70b23" style:font-size-asian="16pt" style:font-style-asian="italic" style:font-size-complex="16pt" style:font-style-complex="italic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adea" fo:font-size="16pt" fo:font-style="italic" style:text-underline-style="solid" style:text-underline-width="auto" style:text-underline-color="font-color" fo:font-weight="bold" officeooo:rsid="004faebf" officeooo:paragraph-rsid="00a5299a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Heading_20_5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22" style:family="paragraph" style:parent-style-name="Text_20_body">
      <style:text-properties style:font-name="Caladea" fo:font-size="15pt" fo:font-weight="normal" officeooo:paragraph-rsid="001381dd" style:font-size-asian="15pt" style:font-weight-asian="normal" style:font-size-complex="15pt" style:font-weight-complex="normal"/>
    </style:style>
    <style:style style:name="P23" style:family="paragraph" style:parent-style-name="Text_20_body">
      <style:text-properties style:font-name="Caladea" fo:font-size="15pt" fo:font-weight="normal" officeooo:rsid="002ef690" officeooo:paragraph-rsid="002ef690" style:font-size-asian="15pt" style:font-weight-asian="normal" style:font-size-complex="15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Open Sans" fo:font-size="11pt" fo:font-weight="normal" officeooo:rsid="00a91c58" officeooo:paragraph-rsid="00a91c58" style:font-size-asian="11pt" style:font-weight-asian="normal" style:font-size-complex="11pt" style:font-weight-complex="normal"/>
    </style:style>
    <style:style style:name="P25" style:family="paragraph" style:parent-style-name="Text_20_body" style:list-style-name="L3">
      <style:paragraph-properties fo:text-align="start" style:justify-single-word="false"/>
      <style:text-properties style:font-name="Caladea" fo:font-size="15pt" style:text-underline-style="solid" style:text-underline-width="auto" style:text-underline-color="font-color" fo:font-weight="bold" officeooo:rsid="00a91c58" officeooo:paragraph-rsid="00a91c58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style:font-name="Open Sans" fo:font-size="11pt" fo:font-weight="normal" officeooo:rsid="0076a843" officeooo:paragraph-rsid="0076a843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style:font-name="Open Sans" fo:font-size="11pt" fo:font-weight="normal" officeooo:rsid="008740b0" officeooo:paragraph-rsid="00886276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886276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8b3848" style:font-size-asian="11pt" style:font-weight-asian="normal" style:font-size-complex="11pt" style:font-weight-complex="normal"/>
    </style:style>
    <style:style style:name="P30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fo:font-weight="normal" officeooo:rsid="0076a843" officeooo:paragraph-rsid="00a12fba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style:text-underline-style="solid" style:text-underline-width="auto" style:text-underline-color="font-color" fo:font-weight="normal" officeooo:rsid="0076a843" officeooo:paragraph-rsid="00886276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style:text-underline-style="solid" style:text-underline-width="auto" style:text-underline-color="font-color" fo:font-weight="normal" officeooo:rsid="0076a843" officeooo:paragraph-rsid="008b3848" style:font-size-asian="11pt" style:font-weight-asian="normal" style:font-size-complex="11pt" style:font-weight-complex="normal"/>
    </style:style>
    <style:style style:name="P33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ce181e" style:font-name="Open Sans" fo:font-size="11pt" style:text-underline-style="solid" style:text-underline-width="auto" style:text-underline-color="font-color" fo:font-weight="normal" officeooo:rsid="0091f866" officeooo:paragraph-rsid="0091cf78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8b3848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a12fba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b20712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fo:font-weight="normal" officeooo:rsid="0076a843" officeooo:paragraph-rsid="00be0ffc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76a843" officeooo:paragraph-rsid="008b3848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76a843" officeooo:paragraph-rsid="0091cf78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76a843" officeooo:paragraph-rsid="00a12fba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91f866" officeooo:paragraph-rsid="00a12fba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style:font-name="Open Sans" fo:font-size="11pt" fo:font-weight="normal" officeooo:rsid="008031b9" officeooo:paragraph-rsid="008031b9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style:font-name="Open Sans" fo:font-size="11pt" fo:font-weight="normal" officeooo:rsid="008740b0" officeooo:paragraph-rsid="00886276" style:font-size-asian="11pt" style:font-weight-asian="normal" style:font-size-complex="11pt" style:font-weight-complex="normal"/>
    </style:style>
    <style:style style:name="P44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031b9" officeooo:paragraph-rsid="00b20712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031b9" officeooo:paragraph-rsid="00be0ffc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740b0" officeooo:paragraph-rsid="00b20712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000000" style:font-name="Open Sans" fo:font-size="11pt" fo:font-weight="normal" officeooo:rsid="008740b0" officeooo:paragraph-rsid="00be0ffc" style:font-size-asian="11pt" style:font-weight-asian="normal" style:font-size-complex="11pt" style:font-weight-complex="normal"/>
    </style:style>
    <style:style style:name="P48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ce181e" style:font-name="Open Sans" fo:font-size="11pt" fo:font-weight="normal" officeooo:rsid="00b6cbea" officeooo:paragraph-rsid="00b6cbea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7.472cm" fo:margin-right="0cm" fo:text-align="start" style:justify-single-word="false" fo:text-indent="0cm" style:auto-text-indent="false"/>
      <style:text-properties fo:color="#ce181e" style:font-name="Open Sans" fo:font-size="11pt" fo:font-weight="normal" officeooo:rsid="00b6cbea" officeooo:paragraph-rsid="00be0ffc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1pt" fo:font-weight="normal" officeooo:rsid="008740b0" officeooo:paragraph-rsid="00a91c58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8740b0" officeooo:paragraph-rsid="00be0ff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6.227cm" fo:margin-right="0cm" fo:text-align="start" style:justify-single-word="false" fo:text-indent="0cm" style:auto-text-indent="false"/>
      <style:text-properties fo:color="#000000" style:font-name="Open Sans" fo:font-size="11pt" style:text-underline-style="solid" style:text-underline-width="auto" style:text-underline-color="font-color" fo:font-weight="normal" officeooo:rsid="00be0ffc" officeooo:paragraph-rsid="00be0ffc" style:font-size-asian="11pt" style:font-weight-asian="normal" style:font-size-complex="11pt" style:font-weight-complex="normal"/>
    </style:style>
    <style:style style:name="P53" style:family="paragraph" style:parent-style-name="Preformatted_20_Text">
      <style:text-properties fo:color="#a9b7c6" style:font-name="Courier New" fo:font-size="12pt" fo:font-weight="normal" officeooo:paragraph-rsid="001381dd" style:font-size-asian="12pt" style:font-weight-asian="normal" style:font-size-complex="12pt" style:font-weight-complex="normal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12pt" fo:background-color="#232525" style:font-size-asian="12pt" style:font-size-complex="12pt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2pt" style:font-size-asian="12pt" style:font-size-complex="12pt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2pt" fo:background-color="#232525" style:font-size-asian="12pt" style:font-size-complex="12pt"/>
    </style:style>
    <style:style style:name="P57" style:family="paragraph" style:parent-style-name="Preformatted_20_Text">
      <style:text-properties fo:font-size="12pt" officeooo:paragraph-rsid="001381dd" style:font-size-asian="12pt" style:font-size-complex="12pt"/>
    </style:style>
    <style:style style:name="P5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12pt" fo:background-color="#232525" style:font-size-asian="12pt" style:font-size-complex="12pt"/>
    </style:style>
    <style:style style:name="P5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2pt" style:font-size-asian="12pt" style:font-size-complex="12pt"/>
    </style:style>
    <style:style style:name="P6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2pt" officeooo:rsid="00c67ae6" officeooo:paragraph-rsid="00c67ae6" style:font-size-asian="12pt" style:font-size-complex="12pt"/>
    </style:style>
    <style:style style:name="P6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a9b7c6" style:font-name="Courier New" fo:font-size="12pt" style:text-underline-style="solid" style:text-underline-width="auto" style:text-underline-color="font-color" fo:font-weight="normal" officeooo:rsid="0091f866" officeooo:paragraph-rsid="0091cf78" style:font-size-asian="12pt" style:font-weight-asian="normal" style:font-size-complex="12pt" style:font-weight-complex="normal"/>
    </style:style>
    <style:style style:name="T1" style:family="text">
      <style:text-properties officeooo:rsid="0014ed8e"/>
    </style:style>
    <style:style style:name="T2" style:family="text">
      <style:text-properties officeooo:rsid="0017f20a"/>
    </style:style>
    <style:style style:name="T3" style:family="text">
      <style:text-properties officeooo:rsid="0019a87a"/>
    </style:style>
    <style:style style:name="T4" style:family="text">
      <style:text-properties officeooo:rsid="001ca856"/>
    </style:style>
    <style:style style:name="T5" style:family="text">
      <style:text-properties officeooo:rsid="001cc982"/>
    </style:style>
    <style:style style:name="T6" style:family="text">
      <style:text-properties officeooo:rsid="00210967"/>
    </style:style>
    <style:style style:name="T7" style:family="text">
      <style:text-properties officeooo:rsid="0021ccf7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381d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6cc0e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8d901" style:font-weight-asian="normal" style:font-weight-complex="normal"/>
    </style:style>
    <style:style style:name="T13" style:family="text">
      <style:text-properties fo:font-weight="normal" officeooo:rsid="005106b1" fo:background-color="#fff200" loext:char-shading-value="0" style:font-weight-asian="normal" style:font-weight-complex="normal"/>
    </style:style>
    <style:style style:name="T14" style:family="text">
      <style:text-properties fo:font-weight="normal" officeooo:rsid="00a49e1f" fo:background-color="#fff200" loext:char-shading-value="0" style:font-weight-asian="normal" style:font-weight-complex="normal"/>
    </style:style>
    <style:style style:name="T15" style:family="text">
      <style:text-properties fo:font-style="italic" officeooo:rsid="0021ccf7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style="italic" style:text-underline-style="none" officeooo:rsid="0083c4be" style:font-style-asian="italic" style:font-style-complex="italic"/>
    </style:style>
    <style:style style:name="T18" style:family="text">
      <style:text-properties fo:font-style="italic" style:text-underline-style="none" fo:font-weight="normal" officeooo:rsid="0044d7ba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61b457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83c4be" style:font-style-asian="italic" style:font-weight-asian="normal" style:font-style-complex="italic" style:font-weight-complex="normal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64aa2e" style:font-weight-asian="normal" style:font-weight-complex="normal"/>
    </style:style>
    <style:style style:name="T24" style:family="text">
      <style:text-properties style:text-underline-style="none" fo:font-weight="normal" officeooo:rsid="00736ccd" style:font-weight-asian="normal" style:font-weight-complex="normal"/>
    </style:style>
    <style:style style:name="T25" style:family="text">
      <style:text-properties style:text-underline-style="none" fo:font-weight="normal" officeooo:rsid="0097a3db" style:font-weight-asian="normal" style:font-weight-complex="normal"/>
    </style:style>
    <style:style style:name="T26" style:family="text">
      <style:text-properties style:text-underline-style="none" fo:font-weight="normal" officeooo:rsid="00ade019" style:font-weight-asian="normal" style:font-weight-complex="normal"/>
    </style:style>
    <style:style style:name="T27" style:family="text">
      <style:text-properties style:text-underline-style="none" fo:font-weight="normal" officeooo:rsid="00b834cc" style:font-weight-asian="normal" style:font-weight-complex="normal"/>
    </style:style>
    <style:style style:name="T28" style:family="text">
      <style:text-properties style:text-underline-style="none" officeooo:rsid="0028319d"/>
    </style:style>
    <style:style style:name="T29" style:family="text">
      <style:text-properties style:text-underline-style="none" officeooo:rsid="0076a843"/>
    </style:style>
    <style:style style:name="T30" style:family="text">
      <style:text-properties officeooo:rsid="0028319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28319d" style:font-style-asian="normal" style:font-style-complex="normal"/>
    </style:style>
    <style:style style:name="T33" style:family="text">
      <style:text-properties fo:font-style="normal" officeooo:rsid="0034f838" style:font-style-asian="normal" style:font-style-complex="normal"/>
    </style:style>
    <style:style style:name="T34" style:family="text">
      <style:text-properties fo:font-style="normal" officeooo:rsid="005c869e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83c4be" style:font-style-asian="normal" style:font-style-complex="normal"/>
    </style:style>
    <style:style style:name="T37" style:family="text">
      <style:text-properties fo:font-style="normal" style:text-underline-style="none" officeooo:rsid="009383a4" style:font-style-asian="normal" style:font-style-complex="normal"/>
    </style:style>
    <style:style style:name="T38" style:family="text">
      <style:text-properties fo:font-style="normal" style:text-underline-style="none" officeooo:rsid="0098668e" style:font-style-asian="normal" style:font-style-complex="normal"/>
    </style:style>
    <style:style style:name="T39" style:family="text">
      <style:text-properties fo:font-style="normal" style:text-underline-style="none" officeooo:rsid="0097a3db" style:font-style-asian="normal" style:font-style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8319d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34f838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1f499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393d8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64c9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538c10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58444d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5c869e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5e6e6f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5fe5e6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6192a7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61b457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63b10e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6ae341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80cbeb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824d1a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83c4b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8d1a5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c869e" fo:background-color="#fff200" loext:char-shading-value="0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8444d" fo:background-color="#fff200" loext:char-shading-value="0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8eb296" fo:background-color="#fff200" loext:char-shading-value="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8d1a5b" fo:background-color="#fff200" loext:char-shading-value="0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officeooo:rsid="0098668e" fo:background-color="#232525" loext:char-shading-value="0" style:font-style-asian="normal" style:font-style-complex="normal"/>
    </style:style>
    <style:style style:name="T64" style:family="text">
      <style:text-properties officeooo:rsid="0019a87a" fo:background-color="#fff200" loext:char-shading-value="0"/>
    </style:style>
    <style:style style:name="T65" style:family="text">
      <style:text-properties officeooo:rsid="001cc982" fo:background-color="#fff200" loext:char-shading-value="0"/>
    </style:style>
    <style:style style:name="T66" style:family="text">
      <style:text-properties officeooo:rsid="0014ed8e" fo:background-color="#fff200" loext:char-shading-value="0"/>
    </style:style>
    <style:style style:name="T67" style:family="text">
      <style:text-properties officeooo:rsid="001ca856" fo:background-color="#fff200" loext:char-shading-value="0"/>
    </style:style>
    <style:style style:name="T68" style:family="text">
      <style:text-properties officeooo:rsid="00210967" fo:background-color="#fff200" loext:char-shading-value="0"/>
    </style:style>
    <style:style style:name="T69" style:family="text">
      <style:text-properties officeooo:rsid="0017f20a" fo:background-color="#fff200" loext:char-shading-value="0"/>
    </style:style>
    <style:style style:name="T70" style:family="text">
      <style:text-properties style:font-name="Caladea" fo:font-weight="normal" style:font-weight-asian="normal" style:font-weight-complex="normal"/>
    </style:style>
    <style:style style:name="T71" style:family="text">
      <style:text-properties style:font-name="Caladea" fo:font-weight="normal" officeooo:rsid="0048d901" style:font-weight-asian="normal" style:font-weight-complex="normal"/>
    </style:style>
    <style:style style:name="T72" style:family="text">
      <style:text-properties style:font-name="Caladea" fo:font-weight="normal" fo:background-color="#fff200" loext:char-shading-value="0" style:font-weight-asian="normal" style:font-weight-complex="normal"/>
    </style:style>
    <style:style style:name="T73" style:family="text">
      <style:text-properties style:font-name="Caladea" fo:font-style="normal" style:text-underline-style="none" fo:font-weight="normal" officeooo:rsid="005fe5e6" fo:background-color="#fff200" loext:char-shading-value="0" style:font-style-asian="normal" style:font-weight-asian="normal" style:font-style-complex="normal" style:font-weight-complex="normal"/>
    </style:style>
    <style:style style:name="T74" style:family="text">
      <style:text-properties officeooo:rsid="0064aa2e"/>
    </style:style>
    <style:style style:name="T75" style:family="text">
      <style:text-properties officeooo:rsid="001cc982" fo:background-color="transparent" loext:char-shading-value="0"/>
    </style:style>
    <style:style style:name="T76" style:family="text">
      <style:text-properties officeooo:rsid="0076a843"/>
    </style:style>
    <style:style style:name="T77" style:family="text">
      <style:text-properties officeooo:rsid="00858f17"/>
    </style:style>
    <style:style style:name="T78" style:family="text">
      <style:text-properties fo:color="#ce181e"/>
    </style:style>
    <style:style style:name="T79" style:family="text">
      <style:text-properties fo:color="#ce181e" officeooo:rsid="00858f17"/>
    </style:style>
    <style:style style:name="T80" style:family="text">
      <style:text-properties fo:color="#ce181e" officeooo:rsid="009d1cb5"/>
    </style:style>
    <style:style style:name="T81" style:family="text">
      <style:text-properties fo:color="#ce181e" style:text-underline-style="none"/>
    </style:style>
    <style:style style:name="T82" style:family="text">
      <style:text-properties fo:color="#ce181e" officeooo:rsid="00bfb32d"/>
    </style:style>
    <style:style style:name="T83" style:family="text">
      <style:text-properties officeooo:rsid="0088e8b1"/>
    </style:style>
    <style:style style:name="T84" style:family="text">
      <style:text-properties officeooo:rsid="008b3848"/>
    </style:style>
    <style:style style:name="T85" style:family="text">
      <style:text-properties officeooo:rsid="009d1cb5"/>
    </style:style>
    <style:style style:name="T86" style:family="text">
      <style:text-properties officeooo:rsid="009f3502"/>
    </style:style>
    <style:style style:name="T87" style:family="text">
      <style:text-properties officeooo:rsid="00b742f1"/>
    </style:style>
    <style:style style:name="T88" style:family="text">
      <style:text-properties officeooo:rsid="00c1a2ac"/>
    </style:style>
    <style:style style:name="T89" style:family="text">
      <style:text-properties fo:background-color="#232525" loext:char-shading-value="0"/>
    </style:style>
    <style:style style:name="T90" style:family="text">
      <style:text-properties fo:color="#cc7832" fo:font-weight="bold" fo:background-color="#232525" loext:char-shading-value="0"/>
    </style:style>
    <style:style style:name="T91" style:family="text">
      <style:text-properties fo:color="#cc7832" style:font-name="Courier New" fo:font-weight="bold" fo:background-color="#232525" loext:char-shading-value="0"/>
    </style:style>
    <style:style style:name="T92" style:family="text">
      <style:text-properties fo:color="#cc7832" style:font-name="Courier New" fo:font-weight="bold" fo:background-color="#232525" loext:char-shading-value="0" style:font-weight-asian="normal" style:font-weight-complex="normal"/>
    </style:style>
    <style:style style:name="T93" style:family="text">
      <style:text-properties fo:color="#cc7832" style:font-name="Courier New" fo:background-color="#232525" loext:char-shading-value="0"/>
    </style:style>
    <style:style style:name="T94" style:family="text">
      <style:text-properties fo:color="#cc7832" style:font-name="Courier New" fo:font-size="15pt" fo:font-weight="bold" fo:background-color="#232525" loext:char-shading-value="0" style:font-size-asian="15pt" style:font-weight-asian="normal" style:font-size-complex="15pt" style:font-weight-complex="normal"/>
    </style:style>
    <style:style style:name="T95" style:family="text">
      <style:text-properties fo:color="#cc7832" fo:background-color="#232525" loext:char-shading-value="0"/>
    </style:style>
    <style:style style:name="T96" style:family="text">
      <style:text-properties fo:color="#cc7832" fo:font-style="normal" style:text-underline-style="none" fo:font-weight="bold" officeooo:rsid="0098668e" fo:background-color="#232525" loext:char-shading-value="0" style:font-style-asian="normal" style:font-style-complex="normal"/>
    </style:style>
    <style:style style:name="T97" style:family="text">
      <style:text-properties style:font-name="Courier New"/>
    </style:style>
    <style:style style:name="T98" style:family="text">
      <style:text-properties style:font-name="Courier New" fo:background-color="#232525" loext:char-shading-value="0"/>
    </style:style>
    <style:style style:name="T99" style:family="text">
      <style:text-properties fo:color="#ffc66d" style:font-name="Courier New" fo:background-color="#232525" loext:char-shading-value="0"/>
    </style:style>
    <style:style style:name="T100" style:family="text">
      <style:text-properties fo:color="#ffc66d" style:font-name="Courier New" fo:font-style="italic" fo:background-color="#232525" loext:char-shading-value="0"/>
    </style:style>
    <style:style style:name="T101" style:family="text">
      <style:text-properties fo:color="#6a8759" style:font-name="Courier New" fo:background-color="#232525" loext:char-shading-value="0"/>
    </style:style>
    <style:style style:name="T102" style:family="text">
      <style:text-properties fo:color="#6897bb" style:font-name="Courier New" fo:background-color="#232525" loext:char-shading-value="0"/>
    </style:style>
    <style:style style:name="T103" style:family="text">
      <style:text-properties fo:color="#a9b7c6" fo:background-color="#232525" loext:char-shading-value="0"/>
    </style:style>
    <style:style style:name="T104" style:family="text">
      <style:text-properties fo:color="#a9b7c6" style:font-name="Courier New" fo:font-size="15pt" fo:font-weight="normal" fo:background-color="#232525" loext:char-shading-value="0" style:font-size-asian="15pt" style:font-weight-asian="normal" style:font-size-complex="15pt" style:font-weight-complex="normal"/>
    </style:style>
    <style:style style:name="T105" style:family="text">
      <style:text-properties fo:color="#a9b7c6" style:font-name="Courier New" fo:font-weight="normal" fo:background-color="#232525" loext:char-shading-value="0" style:font-weight-asian="normal" style:font-weight-complex="normal"/>
    </style:style>
    <style:style style:name="T106" style:family="text">
      <style:text-properties fo:color="#9876aa" style:font-name="Courier New" fo:background-color="#232525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5"><text:span text:style-name="T9">A</text:span><text:span text:style-name="T8">ttributs</text:span><text:span text:style-name="T7"> (parois nommés </text:span><text:span text:style-name="T15">propriétés</text:span><text:span text:style-name="T7">)</text:span>: <text:span text:style-name="T1">il s'agit des variables stockées dans une </text:span><text:span text:style-name="T66">classe</text:span><text:span text:style-name="T1">.</text:span></text:h>
      <text:p text:style-name="P26">class Person {</text:p>
      <text:p text:style-name="P42"><text:span text:style-name="T82">public </text:span><text:span text:style-name="T78">$is</text:span><text:span text:style-name="T79">Alive</text:span> = <text:span text:style-name="T83">true</text:span>;</text:p>
      <text:p text:style-name="P43"><text:span text:style-name="T82">public </text:span><text:span text:style-name="T78">$hasHair</text:span> = <text:span text:style-name="T83">false;</text:span></text:p>
      <text:p text:style-name="P27"><text:span text:style-name="T76">}</text:span></text:p>
      <text:p text:style-name="P20"><text:span text:style-name="T12">M</text:span><text:span text:style-name="T11">ots-clés applicables aux </text:span><text:span text:style-name="T14">attributs</text:span></text:p>
      <text:p text:style-name="P20"><text:span text:style-name="T14"/></text:p>
      <text:list xml:id="list1979914142" text:style-name="L3">
        <text:list-item>
          <text:p text:style-name="P25">const<text:span text:style-name="T22"> : </text:span><text:span text:style-name="T26">on n'utilise pas $ quand on a une constante</text:span></text:p>
        </text:list-item>
      </text:list>
      <text:p text:style-name="P24"/>
      <text:p text:style-name="P36">class Person {</text:p>
      <text:p text:style-name="P44">$is<text:span text:style-name="T77">Alive</text:span> = <text:span text:style-name="T83">true</text:span>;</text:p>
      <text:p text:style-name="P46">$hasHair = <text:span text:style-name="T83">false;</text:span></text:p>
      <text:p text:style-name="P48">const discretion <text:span text:style-name="T87">= "max";</text:span></text:p>
      <text:p text:style-name="P50"><text:span text:style-name="T76"><text:tab/><text:tab/><text:tab/><text:tab/><text:tab/>}</text:span></text:p>
      <text:h text:style-name="P2" text:outline-level="5"><text:span text:style-name="T10"/></text:h>
      <text:h text:style-name="P2" text:outline-level="5"><text:span text:style-name="T10">G</text:span><text:span text:style-name="T8">etter</text:span> : <text:span text:style-name="T5">type de fonction qui récupère de l'information des </text:span><text:span text:style-name="T65">attributs</text:span><text:span text:style-name="T75"> </text:span></text:h>
      <text:h text:style-name="P2" text:outline-level="5"><text:span text:style-name="T8">Setter</text:span> : <text:span text:style-name="T2">type de fonction qui va modifier des </text:span><text:span text:style-name="T69">attributs</text:span><text:span text:style-name="T2"> </text:span></text:h>
      <text:h text:style-name="P2" text:outline-level="5"><text:span text:style-name="T8">Instancier</text:span> : <text:span text:style-name="T3">créer un objet à partir d'une </text:span><text:span text:style-name="T64">classe</text:span><text:span text:style-name="T3"> à l'aide du mot-clé </text:span><text:span text:style-name="T64">new</text:span>. </text:h>
      <text:p text:style-name="P61"><text:span text:style-name="T96">class </text:span><text:span text:style-name="T63">Mammifere</text:span></text:p>
      <text:p text:style-name="P54">{</text:p>
      <text:p text:style-name="P55"><text:span text:style-name="T89"><text:s text:c="4"/></text:span><text:span text:style-name="T91">private </text:span><text:span text:style-name="T106">$nbJambes</text:span><text:span text:style-name="T93">;</text:span></text:p>
      <text:p text:style-name="P55"><text:span text:style-name="T95"><text:s text:c="4"/></text:span><text:span text:style-name="T91">function </text:span><text:span text:style-name="T99">__construct</text:span><text:span text:style-name="T98">(</text:span><text:span text:style-name="T106">$nbJambes</text:span><text:span text:style-name="T98">)</text:span></text:p>
      <text:p text:style-name="P56"><text:s text:c="4"/><text:span text:style-name="T97">{</text:span></text:p>
      <text:p text:style-name="P55"><text:span text:style-name="T89"><text:s text:c="8"/></text:span><text:span text:style-name="T106">$this</text:span><text:span text:style-name="T98">-&gt;</text:span><text:span text:style-name="T106">nbJambes</text:span><text:span text:style-name="T98">=</text:span><text:span text:style-name="T106">$nbJambes</text:span><text:span text:style-name="T93">;</text:span></text:p>
      <text:p text:style-name="P55"><text:span text:style-name="T95"><text:s text:c="4"/></text:span><text:span text:style-name="T98">}</text:span></text:p>
      <text:p text:style-name="P55"><text:span text:style-name="T89"><text:s text:c="4"/></text:span><text:span text:style-name="T91">function </text:span><text:span text:style-name="T99">getNbJambes</text:span><text:span text:style-name="T98">(){</text:span></text:p>
      <text:p text:style-name="P55"><text:span text:style-name="T89"><text:s text:c="8"/></text:span><text:span text:style-name="T91">return </text:span><text:span text:style-name="T106">$this</text:span><text:span text:style-name="T98">-&gt;</text:span><text:span text:style-name="T106">nbJambes</text:span><text:span text:style-name="T93">;</text:span></text:p>
      <text:p text:style-name="P55"><text:span text:style-name="T95"><text:s text:c="4"/></text:span><text:span text:style-name="T98">}</text:span></text:p>
      <text:p text:style-name="P58">}</text:p>
      <text:p text:style-name="P33"><text:span text:style-name="T38"/></text:p>
      <text:h text:style-name="P2" text:outline-level="5"><text:span text:style-name="T9">H</text:span><text:span text:style-name="T8">éritage (</text:span><text:span text:style-name="T16">inheritance</text:span><text:span text:style-name="T8">)</text:span> : <text:span text:style-name="T4">on dit qu'une </text:span><text:span text:style-name="T67">sous-classe</text:span><text:span text:style-name="T4"> (ou classe </text:span><text:span text:style-name="T67">enfant</text:span><text:span text:style-name="T4">) hérite d'une </text:span><text:span text:style-name="T67">classe</text:span><text:span text:style-name="T4"> (ou classe </text:span><text:span text:style-name="T67">parent</text:span><text:span text:style-name="T4">) car – si les mots-clés sont </text:span><text:span text:style-name="T67">protected</text:span><text:span text:style-name="T4"> ou </text:span><text:span text:style-name="T67">public</text:span><text:span text:style-name="T4"> - elle peut utiliser les fonctions de la classe dont elle hérite</text:span>.</text:h>
      <text:p text:style-name="P1"/>
      <text:p text:style-name="P23"><text:span text:style-name="T8">Objet</text:span> : </text:p>
      <text:h text:style-name="P2" text:outline-level="5"><text:soft-page-break/><text:span text:style-name="T9">S</text:span><text:span text:style-name="T8">urcharger (</text:span><text:span text:style-name="T16">overriding</text:span><text:span text:style-name="T8">)</text:span> : <text:span text:style-name="T88">récrire une méthode de la classe parent depuis une classe enfant</text:span>.</text:h>
      <text:p text:style-name="P53"><text:span text:style-name="T90">class </text:span><text:span text:style-name="T89">Person </text:span><text:span text:style-name="T90">extends </text:span><text:span text:style-name="T89">Mammifere</text:span></text:p>
      <text:p text:style-name="P54">{</text:p>
      <text:p text:style-name="P55"><text:span text:style-name="T89"><text:s text:c="4"/></text:span><text:span text:style-name="T91">function </text:span><text:span text:style-name="T99">__construct</text:span><text:span text:style-name="T98">()</text:span></text:p>
      <text:p text:style-name="P56"><text:s text:c="4"/><text:span text:style-name="T97">{</text:span></text:p>
      <text:p text:style-name="P55"><text:span text:style-name="T89"><text:s text:c="8"/></text:span><text:span text:style-name="T91">parent</text:span><text:span text:style-name="T98">::</text:span><text:span text:style-name="T100">__construct</text:span><text:span text:style-name="T98">(</text:span><text:span text:style-name="T102">2</text:span><text:span text:style-name="T98">)</text:span><text:span text:style-name="T93">;</text:span></text:p>
      <text:p text:style-name="P59"><text:span text:style-name="T95"><text:s text:c="4"/></text:span><text:span text:style-name="T98">}</text:span></text:p>
      <text:p text:style-name="P60"><text:span text:style-name="T98">}</text:span></text:p>
      <text:p text:style-name="P57"><text:span text:style-name="T92">class </text:span><text:span text:style-name="T105">Pirate </text:span><text:span text:style-name="T92">extends </text:span><text:span text:style-name="T105">Person</text:span></text:p>
      <text:p text:style-name="P54">{</text:p>
      <text:p text:style-name="P55"><text:span text:style-name="T89"><text:s text:c="4"/></text:span><text:span text:style-name="T91">function </text:span><text:span text:style-name="T99">getNbJambes</text:span><text:span text:style-name="T98">(){</text:span></text:p>
      <text:p text:style-name="P55"><text:span text:style-name="T89"><text:s text:c="8"/></text:span><text:span text:style-name="T91">return </text:span><text:span text:style-name="T101">'Une jambe de bois et une vraie jambe'</text:span><text:span text:style-name="T93">;</text:span></text:p>
      <text:p text:style-name="P55"><text:span text:style-name="T95"><text:s text:c="4"/></text:span><text:span text:style-name="T98">}</text:span></text:p>
      <text:p text:style-name="P58">}</text:p>
      <text:p text:style-name="P1"/>
      <text:p text:style-name="P1"><text:tab/>- <text:span text:style-name="T6">utiliser le mot-clé </text:span><text:span text:style-name="T68">final</text:span><text:span text:style-name="T6"> pour empêcher toute surcharge.</text:span></text:p>
      <text:p text:style-name="P3"/>
      <text:p text:style-name="P4">Méthode statique<text:span text:style-name="T21"> </text:span><text:span text:style-name="T22">: </text:span></text:p>
      <text:p text:style-name="P4"><text:span text:style-name="T22"/></text:p>
      <text:p text:style-name="P4">-<text:span text:style-name="T30">&gt;</text:span><text:span text:style-name="T28"> </text:span><text:span text:style-name="T41">: </text:span><text:span text:style-name="T46">syntaxe permettant d'accéder </text:span></text:p>
      <text:p text:style-name="P4"><text:span text:style-name="T46"/></text:p>
      <text:p text:style-name="P5"><text:span text:style-name="T32">M</text:span><text:span text:style-name="T31">éthode</text:span><text:span text:style-name="T40"> : </text:span><text:span text:style-name="T43">fonction </text:span><text:span text:style-name="T44">d'un objet</text:span><text:span text:style-name="T43"> (</text:span><text:span text:style-name="T18">donc </text:span><text:span text:style-name="T45">quand </text:span><text:span text:style-name="T43">on utilise le mot "méthode", </text:span><text:span text:style-name="T45">on sait </text:span><text:span text:style-name="T43">qu'on se trouve en POO).</text:span></text:p>
      <text:p text:style-name="P5"><text:span text:style-name="T43"/></text:p>
      <text:p text:style-name="P18"><text:span text:style-name="T71">M</text:span><text:span text:style-name="T70">ots-clés applicables aux </text:span><text:span text:style-name="T72">méthodes</text:span></text:p>
      <text:p text:style-name="P19"><text:span text:style-name="T72"/></text:p>
      <text:list xml:id="list1182656677" text:style-name="L1">
        <text:list-item>
          <text:p text:style-name="P8"><text:span text:style-name="T31">public</text:span><text:span text:style-name="T40"> : </text:span><text:span text:style-name="T49">accessible de n'importe quel endroit du programme</text:span></text:p>
        </text:list-item>
        <text:list-item>
          <text:p text:style-name="P8"><text:span text:style-name="T31">protected</text:span><text:span text:style-name="T40"> : </text:span><text:span text:style-name="T49">accessible uniquement depuis une sous-classe</text:span></text:p>
        </text:list-item>
        <text:list-item>
          <text:p text:style-name="P8"><text:span text:style-name="T43">private : </text:span><text:span text:style-name="T50">inacessible depuis l'extérieur de la classe</text:span></text:p>
        </text:list-item>
      </text:list>
      <text:p text:style-name="P5"><text:span text:style-name="T33"/></text:p>
      <text:p text:style-name="P5"><text:span text:style-name="T33">Classe p</text:span><text:span text:style-name="T31">arent </text:span><text:span text:style-name="T33">ou classe</text:span><text:span text:style-name="T42"> : </text:span><text:span text:style-name="T54">programme qui ser</text:span><text:span text:style-name="T55">t</text:span><text:span text:style-name="T54"> à créer des objets, </text:span><text:span text:style-name="T56">contient des méthodes et/ou des attributs – </text:span><text:span text:style-name="T57">notion de </text:span><text:span text:style-name="T20">moule à gâteau.</text:span></text:p>
      <text:p text:style-name="P28">class Person {</text:p>
      <text:p text:style-name="P31"><text:span text:style-name="T20"><text:s/></text:span><text:span text:style-name="T36">}</text:span></text:p>
      <text:p text:style-name="P5"><text:span text:style-name="T42"/></text:p>
      <text:p text:style-name="P5"><text:span text:style-name="T33">Classe e</text:span><text:span text:style-name="T31">nfant </text:span><text:span text:style-name="T33">ou sous-classe</text:span><text:span text:style-name="T42"> : </text:span><text:span text:style-name="T51">classe étendue à partir d'une classe (qu'on dit parent à partir du moment où elle a un enfant, logique). </text:span><text:span text:style-name="T52">Les classes enfant héritent (</text:span><text:span text:style-name="T19">peuvent se servir</text:span><text:span text:style-name="T52">) des méthodes et des attributs de la classe </text:span><text:span text:style-name="T53">parent. </text:span><text:span text:style-name="T51"><text:s/></text:span><text:span text:style-name="T58">cf. </text:span><text:span text:style-name="T61">e</text:span><text:span text:style-name="T62">xtends</text:span><text:span text:style-name="T58">.</text:span></text:p>
      <text:p text:style-name="P34"><text:soft-page-break/>class Person {</text:p>
      <text:p text:style-name="P38"><text:span text:style-name="T17"><text:s/></text:span><text:span text:style-name="T36">}</text:span></text:p>
      <text:p text:style-name="P29">class <text:span text:style-name="T84">Maxime extends Person</text:span> {</text:p>
      <text:p text:style-name="P32"><text:span text:style-name="T17"><text:s/></text:span><text:span text:style-name="T36">}</text:span></text:p>
      <text:p text:style-name="P5"><text:span text:style-name="T40"/></text:p>
      <text:p text:style-name="P16"><text:span text:style-name="T12">M</text:span><text:span text:style-name="T11">ots-clés applicables aux </text:span><text:span text:style-name="T13">classes</text:span></text:p>
      <text:p text:style-name="P15"><text:span text:style-name="T13"/></text:p>
      <text:list xml:id="list740226494" text:style-name="L2">
        <text:list-item>
          <text:p text:style-name="P10"><text:span text:style-name="T31">abstract</text:span><text:span text:style-name="T40"> : </text:span><text:span text:style-name="T47">empêche l'</text:span><text:span text:style-name="T60">instanciation</text:span><text:span text:style-name="T47"> de la classe</text:span></text:p>
        </text:list-item>
        <text:list-item>
          <text:p text:style-name="P11"><text:span text:style-name="T31">final</text:span><text:span text:style-name="T40"> : </text:span><text:span text:style-name="T48">empêche la </text:span><text:span text:style-name="T59">surcharge </text:span><text:span text:style-name="T48">de la classe</text:span></text:p>
        </text:list-item>
        <text:list-item>
          <text:p text:style-name="P14"><text:span text:style-name="T34">s</text:span><text:span text:style-name="T31">tatic</text:span><text:span text:style-name="T40"> :</text:span></text:p>
          <text:p text:style-name="P11"><text:span text:style-name="T48"/></text:p>
          <text:p text:style-name="P11"><text:span text:style-name="T48"/></text:p>
        </text:list-item>
      </text:list>
      <text:p text:style-name="P9"><text:span text:style-name="T73"/></text:p>
      <text:list xml:id="list165931764009762" text:continue-list="list1182656677" text:style-name="L1">
        <text:list-header>
          <text:p text:style-name="P13"><text:span text:style-name="T40"/></text:p>
        </text:list-header>
      </text:list>
      <text:p text:style-name="P17"><text:span text:style-name="T14"/></text:p>
      <text:p text:style-name="P7"><text:span text:style-name="T40"/></text:p>
      <text:p text:style-name="P6">__ <text:span text:style-name="T74">construct</text:span><text:span text:style-name="T23"> : </text:span><text:span text:style-name="T25">fonction</text:span></text:p>
      <text:p text:style-name="P35">class Person {</text:p>
      <text:p text:style-name="P35"><text:tab/><text:span text:style-name="T80">function __construct($name) {</text:span></text:p>
      <text:p text:style-name="P30"><text:tab/><text:tab/><text:span text:style-name="T86">$this-&gt;name = $name;</text:span></text:p>
      <text:p text:style-name="P35"><text:span text:style-name="T85"><text:tab/>}</text:span></text:p>
      <text:p text:style-name="P40"><text:span text:style-name="T17"><text:s/></text:span><text:span text:style-name="T36">}</text:span></text:p>
      <text:p text:style-name="P41"><text:span text:style-name="T36">$</text:span><text:span text:style-name="T39">me </text:span><text:span text:style-name="T37">= new Person</text:span><text:span text:style-name="T38">("Maxime");</text:span></text:p>
      <text:p text:style-name="P5"/>
      <text:p text:style-name="P5"><text:span text:style-name="T74">::</text:span><text:span text:style-name="T23"> : </text:span><text:span text:style-name="T27">opérateur de résolution de portée</text:span></text:p>
      <text:p text:style-name="P37">class Person {</text:p>
      <text:p text:style-name="P45">$is<text:span text:style-name="T77">Alive</text:span> = <text:span text:style-name="T83">true</text:span>;</text:p>
      <text:p text:style-name="P47">$hasHair = <text:span text:style-name="T83">false;</text:span></text:p>
      <text:p text:style-name="P49">const discretion <text:span text:style-name="T87">= "max";</text:span></text:p>
      <text:p text:style-name="P51"><text:span text:style-name="T29"><text:tab/><text:tab/><text:tab/><text:tab/><text:tab/>}</text:span></text:p>
      <text:p text:style-name="P52"><text:span text:style-name="T29">e</text:span><text:span text:style-name="T21">cho Person</text:span><text:span text:style-name="T81">::</text:span><text:span text:style-name="T21">discretion; //affiche max</text:span></text:p>
      <text:p text:style-name="P5"><text:span text:style-name="T27"/></text:p>
      <text:p text:style-name="P12">encapsulation<text:span text:style-name="T22"> : </text:span><text:span text:style-name="T24">protection du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40M17S</meta:editing-duration>
    <meta:editing-cycles>166</meta:editing-cycles>
    <meta:generator>LibreOffice/5.4.1.2$Windows_X86_64 LibreOffice_project/ea7cb86e6eeb2bf3a5af73a8f7777ac570321527</meta:generator>
    <dc:date>2018-02-21T16:59:29.637000000</dc:date>
    <meta:document-statistic meta:table-count="0" meta:image-count="0" meta:object-count="0" meta:page-count="3" meta:paragraph-count="80" meta:word-count="408" meta:character-count="2538" meta:non-whitespace-character-count="2113"/>
    <meta:user-defined meta:name="Info 1"/>
    <meta:user-defined meta:name="Info 2"/>
    <meta:user-defined meta:name="Info 3"/>
    <meta:user-defined meta:name="Info 4"/>
  </office:meta>
</office:document-meta>
</file>